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fo:language="de" fo:country="DE" style:font-size-asian="14pt" style:font-size-complex="14pt"/>
    </style:style>
    <style:style style:name="P6" style:family="paragraph" style:parent-style-name="Standard">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Standard">
      <style:text-properties fo:font-variant="normal" fo:text-transform="none" fo:color="#000000" style:font-name="Times New Roman" fo:font-size="14pt" fo:letter-spacing="normal" fo:language="de" fo:country="DE" fo:font-style="normal"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16pt" fo:language="de" fo:country="DE" style:font-size-asian="16pt" style:font-size-complex="16pt"/>
    </style:style>
    <style:style style:name="P10" style:family="paragraph" style:parent-style-name="Standard">
      <style:paragraph-properties fo:text-align="center" style:justify-single-word="false"/>
      <style:text-properties style:font-name="Times New Roman" fo:font-size="16pt" fo:language="de" fo:country="DE"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8pt" style:font-size-asian="18pt" style:font-size-complex="18pt"/>
    </style:style>
    <style:style style:name="P12" style:family="paragraph" style:parent-style-name="Text_20_body">
      <style:text-properties fo:font-size="14pt" fo:language="de" fo:country="DE" style:font-size-asian="14pt" style:font-size-complex="14pt"/>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text-align="center" style:justify-single-word="false" fo:background-color="#ffffff">
        <style:background-image/>
      </style:paragraph-properties>
    </style:style>
    <style:style style:name="T1" style:family="text">
      <style:text-properties fo:language="fr" fo:country="FR"/>
    </style:style>
    <style:style style:name="T2" style:family="text">
      <style:text-properties fo:language="de" fo:country="DE"/>
    </style:style>
    <style:style style:name="T3" style:family="text">
      <style:text-properties fo:font-variant="normal" fo:text-transform="none" fo:color="#000000" style:font-name="Times New Roman" fo:font-size="16pt" fo:letter-spacing="-0.026cm" fo:font-style="normal" fo:font-weight="normal"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HIER DES CHARGES</text:p>
      <text:p text:style-name="P1"/>
      <text:p text:style-name="P1"/>
      <text:p text:style-name="P1"/>
      <text:p text:style-name="P8">Contexte et définition du problème:</text:p>
      <text:p text:style-name="P2"/>
      <text:p text:style-name="P4">J<text:span text:style-name="T1">'</text:span><text:span text:style-name="T2">aimerai creer un jeux qui se nomme Flappy Bird, assez simple, se sera un oiseau poisson qui devra voler et se deplacer entre les tuyaux et aller le plus loin possible sans toucher le sol et les tuyaux sinon il perd. <text:s/>Le probleme sera l</text:span><text:span text:style-name="T1">'</text:span><text:span text:style-name="T2">imterface et la vitesse et le deplacement du terrain. A chaque clic l</text:span><text:span text:style-name="T1">'</text:span><text:span text:style-name="T2">oiseau va sauter et se maintenir en l</text:span><text:span text:style-name="T1">'</text:span><text:span text:style-name="T2">air.</text:span></text:p>
      <text:p text:style-name="P5"/>
      <text:p text:style-name="P5"/>
      <text:p text:style-name="P10">Objectif du projet:</text:p>
      <text:p text:style-name="P6"/>
      <text:p text:style-name="P7">Il faudrait que on puisse jouer meme si il y a des bugs, il faudrait que le leaderboard se mette a jour classer par le score, une barre pour entrer le pseudo et le bouton jouer, ensuite apres avoir cliquer sur jouer le jeu se lance en allant sur une autre fenetre.</text:p>
      <text:p text:style-name="P5"/>
      <text:p text:style-name="P5"/>
      <text:p text:style-name="P9">Périmètre:</text:p>
      <text:p text:style-name="Standard"/>
      <text:p text:style-name="P3">Les clients seront ceux qui aiment jouer et ceux qui ont connu ce jeux d<text:span text:style-name="T1">'</text:span><text:span text:style-name="T2">autres fois</text:span></text:p>
      <text:p text:style-name="P13"/>
      <text:p text:style-name="P14"><text:line-break/><text:span text:style-name="T3">Description fonctionnelle des besoins:</text:span></text:p>
      <text:p text:style-name="Text_20_body"/>
      <text:p text:style-name="P12">Creer un classement des meilleurs joueurs avec une listview de la base de donnee, le joueur rentre son pseudo pour jouer dans un textfield si le textfield est vide le jeu se lance pas, ensuite quand il a game over son score se met a jour si il est meilleur que l<text:span text:style-name="T1">'</text:span>anc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6M49S</meta:editing-duration>
    <meta:editing-cycles>7</meta:editing-cycles>
    <meta:generator>OpenOffice/4.1.10$Win32 OpenOffice.org_project/4110m2$Build-9807</meta:generator>
    <dc:date>2021-06-17T11:08:01.78</dc:date>
    <meta:document-statistic meta:table-count="0" meta:image-count="0" meta:object-count="0" meta:page-count="1" meta:paragraph-count="9" meta:word-count="200" meta:character-count="1089"/>
    <meta:user-defined meta:name="Info 1"/>
    <meta:user-defined meta:name="Info 2"/>
    <meta:user-defined meta:name="Info 3"/>
    <meta:user-defined meta:name="Info 4"/>
  </office:meta>
</office:document-meta>
</file>